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45cm" fo:min-width="0.2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76cm" fo:min-width="0cm"/>
    </style:style>
    <style:style style:name="gr6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353cm" fo:min-width="0.0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8cm" svg:height="0.8cm" svg:x="1.453cm" svg:y="2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4cm" svg:height="0.4cm" svg:x="1.653cm" svg:y="2.348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1" draw:layer="layout" svg:width="0.8cm" svg:height="0.8cm" svg:x="2.647cm" svg:y="2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0.426cm" svg:height="0.275cm" draw:transform="rotate (-1.55334303427495) translate (3.181cm 2.33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4" draw:text-style-name="P2" draw:layer="layout" svg:width="0.426cm" svg:height="0.275cm" draw:transform="rotate (-1.55334303427495) translate (4.176cm 2.3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426cm" svg:height="0.275cm" draw:transform="rotate (-1.55334303427495) translate (4.385cm 2.3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3" draw:text-style-name="P1" draw:layer="layout" svg:width="0.8cm" svg:height="0.8cm" svg:x="3.746cm" svg:y="2.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" draw:text-style-name="P2" draw:layer="layout" svg:width="0.06cm" svg:height="0.426cm" svg:x="4.331cm" svg:y="2.3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2" draw:layer="layout" svg:width="0.426cm" svg:height="0.275cm" draw:transform="rotate (1.5707963267949) translate (0.617cm 2.75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426cm" svg:height="0.275cm" draw:transform="rotate (1.5707963267949) translate (0.408cm 2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3" draw:text-style-name="P1" draw:layer="layout" svg:width="0.8cm" svg:height="0.8cm" draw:transform="rotate (3.12413936106985) translate (1.044cm 2.95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" draw:text-style-name="P2" draw:layer="layout" svg:width="0.06cm" svg:height="0.426cm" draw:transform="rotate (3.12413936106985) translate (0.462cm 2.747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1" draw:layer="layout" svg:width="0.599cm" svg:height="0.603cm" svg:x="3.953cm" svg:y="0.1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925cm" svg:height="0.962cm" svg:x="3.81cm" svg:y="-0.023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8:45:17.609000000</dc:date>
    <meta:editing-duration>PT25M27S</meta:editing-duration>
    <meta:editing-cycles>5</meta:editing-cycles>
    <meta:generator>LibreOffice/5.3.7.2$Windows_X86_64 LibreOffice_project/6b8ed514a9f8b44d37a1b96673cbbdd077e24059</meta:generator>
    <meta:document-statistic meta:object-count="26"/>
  </office:meta>
</office:document-meta>
</file>